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list-style-name="L2">
      <style:paragraph-properties style:writing-mode="lr-tb"/>
    </style:style>
    <style:style style:name="P3" style:family="paragraph" style:parent-style-name="Text_20_body">
      <style:paragraph-properties style:writing-mode="lr-tb"/>
      <style:text-properties officeooo:rsid="001413e1" officeooo:paragraph-rsid="001413e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bookmark text:name="docs-internal-guid-9300b52f-7fff-7b44-bb7d-117cb4ec0075"/>Aqui mostra se tá tudo bem ok..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10:16:54.599000000</meta:creation-date>
    <dc:date>2022-11-17T20:19:29.995000000</dc:date>
    <meta:editing-duration>PT9H52M25S</meta:editing-duration>
    <meta:editing-cycles>1</meta:editing-cycles>
    <meta:document-statistic meta:table-count="0" meta:image-count="0" meta:object-count="0" meta:page-count="1" meta:paragraph-count="2" meta:word-count="7" meta:character-count="33" meta:non-whitespace-character-count="26"/>
    <meta:generator>LibreOffice/7.3.5.2$Windows_X86_64 LibreOffice_project/184fe81b8c8c30d8b5082578aee2fed2ea847c01</meta:generator>
  </office:meta>
</office:document-meta>
</file>